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ゆたぽん（コーディング）" svg:font-family="ゆたぽん（コーディング）" style:font-pitch="fixed"/>
    <style:font-face style:name="ゆたぽん（コーディング）Bold" svg:font-family="ゆたぽん（コーディング）Bold"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9.001cm" table:align="margins"/>
    </style:style>
    <style:style style:name="表1.A" style:family="table-column">
      <style:table-column-properties style:column-width="19.001cm" style:rel-column-width="65535*"/>
    </style:style>
    <style:style style:name="表1.A1" style:family="table-cell">
      <style:table-cell-properties fo:padding="0.097cm" fo:border="0.05pt solid #000000"/>
    </style:style>
    <style:style style:name="表2" style:family="table">
      <style:table-properties style:width="19.001cm" table:align="margins"/>
    </style:style>
    <style:style style:name="表2.A" style:family="table-column">
      <style:table-column-properties style:column-width="19.001cm" style:rel-column-width="65535*"/>
    </style:style>
    <style:style style:name="表2.A1" style:family="table-cell">
      <style:table-cell-properties fo:padding="0.097cm" fo:border="0.05pt solid #000000"/>
    </style:style>
    <style:style style:name="表4" style:family="table">
      <style:table-properties style:width="19.001cm" table:align="margins"/>
    </style:style>
    <style:style style:name="表4.A" style:family="table-column">
      <style:table-column-properties style:column-width="19.001cm" style:rel-column-width="65535*"/>
    </style:style>
    <style:style style:name="表4.A1" style:family="table-cell">
      <style:table-cell-properties fo:padding="0.097cm" fo:border="0.05pt solid #000000"/>
    </style:style>
    <style:style style:name="表3" style:family="table">
      <style:table-properties style:width="19.001cm" table:align="margins"/>
    </style:style>
    <style:style style:name="表3.A" style:family="table-column">
      <style:table-column-properties style:column-width="19.001cm" style:rel-column-width="65535*"/>
    </style:style>
    <style:style style:name="表3.A1" style:family="table-cell">
      <style:table-cell-properties fo:padding="0.097cm" fo:border="0.05pt solid #000000"/>
    </style:style>
    <style:style style:name="P1" style:family="paragraph" style:parent-style-name="Standard">
      <style:text-properties style:font-name="ゆたぽん（コーディング）" fo:font-size="10.5pt" style:font-name-asian="ゆたぽん（コーディング）" style:font-size-asian="10.5pt" style:language-asian="ja" style:country-asian="JP" style:font-size-complex="10.5pt"/>
    </style:style>
    <style:style style:name="P2" style:family="paragraph" style:parent-style-name="Standard">
      <style:text-properties fo:font-size="10.5pt" style:font-size-asian="10.5pt" style:language-asian="ja" style:country-asian="JP" style:font-size-complex="10.5pt"/>
    </style:style>
    <style:style style:name="P3" style:family="paragraph" style:parent-style-name="Standard">
      <style:text-properties style:font-name="ゆたぽん（コーディング）" fo:font-size="10.5pt" style:font-name-asian="ゆたぽん（コーディング）" style:font-size-asian="10.5pt" style:language-asian="ja" style:country-asian="JP" style:font-size-complex="10.5pt"/>
    </style:style>
    <style:style style:name="P4" style:family="paragraph" style:parent-style-name="Standard">
      <style:text-properties fo:color="#000000" style:font-name="ゆたぽん（コーディング）" fo:font-size="10.5pt" fo:font-weight="normal" fo:background-color="#ffffff" style:font-name-asian="ゆたぽん（コーディング）" style:font-size-asian="10.5pt" style:language-asian="ja" style:country-asian="JP" style:font-weight-asian="normal" style:font-size-complex="10.5pt"/>
    </style:style>
    <style:style style:name="T1" style:family="text">
      <style:text-properties fo:color="#000000" style:font-name="ゆたぽん（コーディング）" fo:font-weight="normal" fo:background-color="#ffffff" loext:char-shading-value="0" style:font-name-asian="ゆたぽん（コーディング）"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ティラノスクリプト紹介2</text:p>
      <text:p text:style-name="P1"/>
      <text:p text:style-name="P1">こんにちは。にこでーす♡</text:p>
      <text:p text:style-name="P1">今日はにこと一緒にティラノスクリプトを勉強しちゃうよ。</text:p>
      <text:p text:style-name="P1">（これはあくまでも骨子で、実際の紹介ではありません。）</text:p>
      <text:p text:style-name="P1"/>
      <text:p text:style-name="P1">まず、今回作ったコードの紹介よ。</text:p>
      <text:p text:style-name="P4"/>
      <table:table table:name="表1" table:style-name="表1">
        <table:table-column table:style-name="表1.A"/>
        <table:table-row>
          <table:table-cell table:style-name="表1.A1" office:value-type="string">
            <text:p text:style-name="P4">;メッセージレイヤの高さとtopの位置を変更</text:p>
            <text:p text:style-name="P4">[position height=180 top=430]</text:p>
            <text:p text:style-name="P4">;メッセージレイヤの色と透明度を変更</text:p>
            <text:p text:style-name="P4">[position color=0xff99ee opacity=200]</text:p>
            <text:p text:style-name="P4">;メッセージレイヤに名前表示用の余白を作る</text:p>
            <text:p text:style-name="P4">[position margint=15]</text:p>
            <text:p text:style-name="P4">;文字色、サイズ変更</text:p>
            <text:p text:style-name="P4">[deffont color="black" size=20]</text:p>
            <text:p text:style-name="P4">[resetfont]</text:p>
            <text:p text:style-name="P4">;背景画像の切り替え実行</text:p>
            <text:p text:style-name="P4">[bg storage="nicoroom.png" time=0]</text:p>
            <text:p text:style-name="P4">;ネームエリアの設定</text:p>
            <text:p text:style-name="P4">[ptext name="chara_name_area" layer=message0 x=20 y=430 size=24] </text:p>
            <text:p text:style-name="P4">[chara_config ptext="chara_name_area"]</text:p>
            <text:p text:style-name="P4">;キャラの設定</text:p>
            <text:p text:style-name="P4">[chara_new name="VNico" storage="34.png" jname="バレンタインにこ" width=650 height=650] </text:p>
            <text:p text:style-name="P4">[chara_new name="PNico" storage="158.png" jname="セーラーにこ" width=700 height=700] </text:p>
            <text:p text:style-name="P4">[chara_new name="WNico" storage="178.png" jname="魔女っ子にこ" width=700 height=700] </text:p>
            <text:p text:style-name="P4"/>
            <text:p text:style-name="P4">*start</text:p>
            <text:p text:style-name="P4">[cm]</text:p>
            <text:p text:style-name="P4">[chara_show name="VNico"] </text:p>
            <text:p text:style-name="P4">#VNico</text:p>
            <text:p text:style-name="P4">[playse storage="1cb2358.ogg"]</text:p>
            <text:p text:style-name="P4">ファイトよ！[l][cm]</text:p>
            <text:p text:style-name="P4"/>
            <text:p text:style-name="P4">[chara_show name="PNico"] </text:p>
            <text:p text:style-name="P4">#PNico</text:p>
            <text:p text:style-name="P4">[playse storage="1cb2320.ogg"]</text:p>
            <text:p text:style-name="P4">盛り上がってるー？[l][cm]</text:p>
            <text:p text:style-name="P4"/>
            <text:p text:style-name="P4">[chara_show name="WNico"] </text:p>
            <text:p text:style-name="P4">#WNico</text:p>
            <text:p text:style-name="P4">[playse storage="1cb231f.ogg"]</text:p>
            <text:p text:style-name="P4">らぶにこ♡[l][cm]</text:p>
            <text:p text:style-name="P4"/>
            <text:p text:style-name="P4">;選択肢のルーチンに飛ぶ。</text:p>
            <text:p text:style-name="P4">[call target=*select]</text:p>
            <text:p text:style-name="P4"/>
            <text:p text:style-name="P4">*select</text:p>
            <text:p text:style-name="P4">[chara_show name="VNico"] </text:p>
            <text:p text:style-name="P4">[chara_show name="PNico"] </text:p>
            <text:p text:style-name="P4">[chara_show name="WNico"] </text:p>
            <text:p text:style-name="P4"/>
            <text:p text:style-name="P4">#3人</text:p>
            <text:p text:style-name="P4">ねえ、誰とおはなしするの？[l][r]</text:p>
            <text:p text:style-name="P4"/>
            <text:p text:style-name="P4">[link target=*VNico]バレンタインにこちゃん[endlink][r]</text:p>
            <text:p text:style-name="P4">[link target=*PNico]セーラーにこちゃん[endlink][r]</text:p>
            <text:p text:style-name="P4">[link target=*WNico]魔女っ子にこちゃん[endlink][r]</text:p>
            <text:p text:style-name="P4">[s]</text:p>
            <text:p text:style-name="P4"/>
            <text:p text:style-name="P4">*VNico</text:p>
            <text:p text:style-name="P4">[cm]</text:p>
            <text:p text:style-name="P4">[chara_hide name="PNico"]</text:p>
            <text:p text:style-name="P4">[chara_hide name="WNico"]</text:p>
            <text:p text:style-name="P4">#VNico</text:p>
            <text:p text:style-name="P4">にこを選んでくれてありがとう♡[l][cm]</text:p>
            <text:p text:style-name="P4">[playse storage="394e6f5.ogg"]</text:p>
            <text:p text:style-name="P4">さむっ……今日さむっ……でもおしゃれのためには我慢も必要よ！[l][cm]</text:p>
            <text:p text:style-name="P4"/>
            <text:p text:style-name="P4">;選択肢のルーチンに飛ぶ。</text:p>
            <text:p text:style-name="P4">[call target=*select]</text:p>
            <text:p text:style-name="P4"/>
            <text:p text:style-name="P4">*PNico</text:p>
            <text:p text:style-name="P4">[cm]</text:p>
            <text:p text:style-name="P4"><text:soft-page-break/>[chara_hide name="VNico"]</text:p>
            <text:p text:style-name="P4">[chara_hide name="WNico"]</text:p>
            <text:p text:style-name="P4">#PNico</text:p>
            <text:p text:style-name="P4">にこを選んでくれてありがとう♡[l][cm]</text:p>
            <text:p text:style-name="P4">[playse storage="394e7e8.ogg"]</text:p>
            <text:p text:style-name="P4">今日のにこは、港で未だ帰らぬ恋人を待つ可憐な美少女！[r]</text:p>
            <text:p text:style-name="P4">ちなみに、帰らぬ恋人役は……[l][cm]</text:p>
            <text:p text:style-name="P4"/>
            <text:p text:style-name="P4">;選択肢のルーチンに飛ぶ。</text:p>
            <text:p text:style-name="P4">[call target=*select]</text:p>
            <text:p text:style-name="P4"/>
            <text:p text:style-name="P4"/>
            <text:p text:style-name="P4">*WNico</text:p>
            <text:p text:style-name="P4">[cm]</text:p>
            <text:p text:style-name="P4">[chara_hide name="VNico"]</text:p>
            <text:p text:style-name="P4">[chara_hide name="PNico"]</text:p>
            <text:p text:style-name="P4">#WNico</text:p>
            <text:p text:style-name="P4">にこを選んでくれてありがとう♡[l][cm]</text:p>
            <text:p text:style-name="P4">[playse storage="394e804.ogg"]</text:p>
            <text:p text:style-name="P4">そんなにゼリービーンズが欲しいの？[r]</text:p>
            <text:p text:style-name="P4">仕方ないわねぇ、何色がいい？[l][cm]</text:p>
            <text:p text:style-name="P4"/>
            <text:p text:style-name="P4">;選択肢のルーチンに飛ぶ。</text:p>
            <text:p text:style-name="P4">[call target=*select]</text:p>
            <text:p text:style-name="P4"/>
          </table:table-cell>
        </table:table-row>
      </table:table>
      <text:p text:style-name="P4">こんな感じのコードでした☆</text:p>
      <text:p text:style-name="P4">今回のみそは音声の再生とサブルーチンの呼び出しね。</text:p>
      <text:p text:style-name="P4"/>
      <text:p text:style-name="P4">音声の再生から紹介しまーす♡</text:p>
      <table:table table:name="表2" table:style-name="表2">
        <table:table-column table:style-name="表2.A"/>
        <table:table-row>
          <table:table-cell table:style-name="表2.A1" office:value-type="string">
            <text:p text:style-name="P4">[playse storage="1cb2358.ogg"]</text:p>
          </table:table-cell>
        </table:table-row>
      </table:table>
      <text:p text:style-name="P4"/>
      <text:p text:style-name="P4">このコードで音声は再生されているわ。</text:p>
      <text:p text:style-name="P4">storageに（dataフォルダの中の）soundフォルダ内のファイルの名前を指定してあげてね。</text:p>
      <text:p text:style-name="P4">ただ、音声ファイルの形式には決まりがあって…。</text:p>
      <text:p text:style-name="P4"/>
      <text:p text:style-name="P4">再生可能なのは、ogg・m4a・mp3 形式なんだけど、</text:p>
      <text:p text:style-name="P4">ティラノライダーでデバッグするときと、PCゲームとして出力するときと、ブラウザゲームにするときは</text:p>
      <text:p text:style-name="P4">ogg形式にしないと再生されないわよ。</text:p>
      <text:p text:style-name="P4"/>
      <text:p text:style-name="P4">そんな形式知らないって？</text:p>
      <text:p text:style-name="P4">しょうがないわねぇ。にこがみんながいつも使ってるmp3とかからの変換方法を教えちゃうよ☆</text:p>
      <text:p text:style-name="P4"/>
      <text:p text:style-name="P4">もちろんだけど音声ファイルを用意してね。</text:p>
      <text:p text:style-name="P4">ここからがにこにー秘伝の方法なんだから覚えておきなさいよー。</text:p>
      <text:p text:style-name="P4"/>
      <text:p text:style-name="P2"><text:span text:style-name="T1">まず、ここ「Audio Converter」（</text:span><text:a xlink:type="simple" xlink:href="https://online-audio-converter.com/" text:style-name="Internet_20_link" text:visited-style-name="Visited_20_Internet_20_Link">https://online-audio-converter.com/</text:a><text:span text:style-name="T1">）にブラウザからアクセスするにこ。</text:span></text:p>
      <text:p text:style-name="P4">「音声ファイル　変換」なんかのキーワードで検索するとヒットするんじゃないかしら？</text:p>
      <text:p text:style-name="P4">そこからの手順を説明するにこ。</text:p>
      <text:p text:style-name="P4"/>
      <text:p text:style-name="P4">1.①の[Open files]ボタンをクリック。</text:p>
      <text:p text:style-name="P4">2.②に書いてある各形式の中からoggを選ぶ。</text:p>
      <text:p text:style-name="P4">3.③の[Convert]ボタンをクリック。</text:p>
      <text:p text:style-name="P4">4.少し待つとDownload用のリンクが表示されるのでクリックして、</text:p>
      <text:p text:style-name="P4">　soundフォルダにわかりやすい名前で保存してね。</text:p>
      <text:p text:style-name="P4"/>
      <text:p text:style-name="P4">これでogg形式の音声ファイルができあがりよ☆</text:p>
      <text:p text:style-name="P4"/>
      <text:p text:style-name="P4">あとは、[playse storage="soundフォルダないの任意のファイル名"]を</text:p>
      <text:p text:style-name="P4">再生したいところ（文章の間とか）に書き込めば再生できるわよ。</text:p>
      <text:p text:style-name="P4"/>
      <text:p text:style-name="P4"/>
      <text:p text:style-name="P4">つぎはサブルーチン呼び出し方の紹介ね。</text:p>
      <text:p text:style-name="P4">サブルーチンはわかるかしら？ティラノスクリプトでは*startなどから始まる処理の塊ね。</text:p>
      <text:p text:style-name="P4"/>
      <text:p text:style-name="P4">みんなは、この処理何回も使いたーいとかってなったことない？</text:p>
      <text:p text:style-name="P4">あ、その様子じゃなさそうね…。</text:p>
      <text:p text:style-name="P4"/>
      <text:p text:style-name="P4">今回のコードだと、バレンタインのにこ、セーラーのにこ、魔女っ子のにこを選んで、</text:p>
      <text:p text:style-name="P4">少しおはなしをしたあとにもう一度、にこを選んでおしゃべりしてほしかったの。</text:p>
      <text:p text:style-name="P4">でもでも、各おしゃべりのサブルーチンのあとに選択用のコードを毎回書くのは面倒だし</text:p>
      <text:p text:style-name="P4">同じないようのコードが複数あるのは保守性がよくなから、1つにまとめる必要があったの。</text:p>
      <text:p text:style-name="P4">だから、分岐のときにリンクの飛び先のサブルーチンを作ったように、</text:p>
      <text:p text:style-name="P4">にこを選択する部分のサブルーチンを作ったわ。</text:p>
      <table:table table:name="表4" table:style-name="表4">
        <table:table-column table:style-name="表4.A"/>
        <text:soft-page-break/>
        <table:table-row>
          <table:table-cell table:style-name="表4.A1" office:value-type="string">
            <text:p text:style-name="P4">*select</text:p>
            <text:p text:style-name="P4">[chara_show name="VNico"] </text:p>
            <text:p text:style-name="P4">[chara_show name="PNico"] </text:p>
            <text:p text:style-name="P4">[chara_show name="WNico"] </text:p>
            <text:p text:style-name="P4"/>
            <text:p text:style-name="P4">#3人</text:p>
            <text:p text:style-name="P4">ねえ、誰とおはなしするの？[l][r]</text:p>
            <text:p text:style-name="P4"/>
            <text:p text:style-name="P4">[link target=*VNico]バレンタインにこちゃん[endlink][r]</text:p>
            <text:p text:style-name="P4">[link target=*PNico]セーラーにこちゃん[endlink][r]</text:p>
            <text:p text:style-name="P4">[link target=*WNico]魔女っ子にこちゃん[endlink][r]</text:p>
            <text:p text:style-name="P4">[s]</text:p>
            <text:p text:style-name="P4"/>
          </table:table-cell>
        </table:table-row>
      </table:table>
      <text:p text:style-name="P4"/>
      <text:p text:style-name="P4">でも今回は分岐のときのようにリンクで飛ぶというものじゃないから、</text:p>
      <text:p text:style-name="P4">サブルーチンを呼び出さなきゃいけないの。</text:p>
      <text:p text:style-name="P4"/>
      <text:p text:style-name="P4">ふふふ、そこでこのコードよ☆</text:p>
      <table:table table:name="表3" table:style-name="表3">
        <table:table-column table:style-name="表3.A"/>
        <table:table-row>
          <table:table-cell table:style-name="表3.A1" office:value-type="string">
            <text:p text:style-name="P4">;選択肢のルーチンに飛ぶ。</text:p>
            <text:p text:style-name="P4">[call target=*select]</text:p>
          </table:table-cell>
        </table:table-row>
      </table:table>
      <text:p text:style-name="P4"/>
      <text:p text:style-name="P4">結構単純に、サブルーチンを呼び出しているわね。</text:p>
      <text:p text:style-name="P4">[call target=*サブルーチンの名前]で呼び出せてしまうにこ☆</text:p>
      <text:p text:style-name="P4"/>
      <text:p text:style-name="P4">（ふふふ、ティラノスクリプトでさりげなく関数の概念が理解できてしまうわね…）</text:p>
      <text:p text:style-name="P4"/>
      <text:p text:style-name="P4">今回のティラノスクリプトのコード紹介は、</text:p>
      <text:p text:style-name="P4">サウンドの再生とサブルーチンの呼び出し方でした☆</text:p>
      <text:p text:style-name="P4">また、にこと一緒にコーディングしよう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ゆたぽん（コーディング）" svg:font-family="ゆたぽん（コーディング）" style:font-pitch="fixed"/>
    <style:font-face style:name="ゆたぽん（コーディング）Bold" svg:font-family="ゆたぽん（コーディング）Bold"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3:53:29.62</meta:creation-date>
    <dc:date>2018-06-27T14:49:00.56</dc:date>
    <meta:editing-duration>PT55M30S</meta:editing-duration>
    <meta:editing-cycles>31</meta:editing-cycles>
    <meta:generator>LibreOffice/5.4.4.2$Windows_x86 LibreOffice_project/2524958677847fb3bb44820e40380acbe820f960</meta:generator>
    <meta:document-statistic meta:table-count="4" meta:image-count="0" meta:object-count="0" meta:page-count="3" meta:paragraph-count="137" meta:word-count="1773" meta:character-count="3334" meta:non-whitespace-character-count="3251"/>
  </office:meta>
</office:document-meta>
</file>